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P24" style:parent-style-name="Standard" style:family="paragraph">
      <style:paragraph-properties fo:margin-left="0.9847in">
        <style:tab-stops/>
      </style:paragraph-properties>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Standard"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office:automatic-styles>
  <office:body>
    <office:text text:use-soft-page-breaks="true">
      <text:p text:style-name="P1">PYTHON ASSIGNMENT</text:p>
      <text:p text:style-name="P2">MEDHA GULATI</text:p>
      <text:p text:style-name="P3">16CSU204</text:p>
      <text:p text:style-name="P4"/>
      <text:p text:style-name="P5">Project Title:- IDENTIFICATION OF FAULTY PC's IN A LAB</text:p>
      <text:p text:style-name="Standard"/>
      <text:p text:style-name="Standard"><text:span text:style-name="T6">Introduction:-<text:s/></text:span>A computer lab contains a large number of PC's. All these PC's are connected through a network. Each computer system has its<text:s/>own unique IP address. In an organisation, for a computer lab, the organisation allocates a range of IP addresses to the systems of a lab so that each system can access internet. The network ID is common for the systems in a lab since it is the first allocated ID of the network and the last ID of the network is called Broadcast ID.</text:p>
      <text:p text:style-name="Standard">Whenever we want to check if there is a system fault in the lab<text:s/>or to check<text:s/>which PC's are not working, instead of going to each system and identifying the fault and checking if it is OFF, we can directly display the list of the switched ON systems using this program<text:s/>or selectively check for them by typing their IP’s. This is done by sending a<text:s/><text:span text:style-name="T7">ping</text:span><text:s/>to each system and trace their response and therefore get their IP address.</text:p>
      <text:p text:style-name="P8"/>
      <text:p text:style-name="P9">Procedure:-</text:p>
      <text:p text:style-name="P10"/>
      <text:p text:style-name="Standard"><text:span text:style-name="T11">Step 1:</text:span><text:span text:style-name="T12"><text:s/></text:span>To know which PC's are switched<text:s/>ON, we need to know the IP addresses of each system.</text:p>
      <text:p text:style-name="Standard">Since a lab has dynamic IP address allocations, we'll first try to get the Network address and <text:s text:c="8"/>therefore make a list of all the possible<text:s/><text:span text:style-name="T13">IP addresses.</text:span></text:p>
      <text:p text:style-name="Standard"><text:span text:style-name="T14"><text:tab/></text:span><text:span text:style-name="T15"><text:tab/>Eg:-</text:span>In our University,<text:s/>for a lab,if Net ID is-192.168.121.0,</text:p>
      <text:p text:style-name="Standard"><text:tab/><text:s text:c="7"/><text:tab/><text:s text:c="7"/>then the IP addresses can range between 192.168.121.0 and 192.168.121.255.</text:p>
      <text:p text:style-name="Standard">This can be done by using a module<text:s/><text:tab/>called<text:s/><text:span text:style-name="T16">socket</text:span><text:s/>in python.With the help of gethostbyname<text:s/>function[socket.gethostbyname()],we will get the local IP of our<text:s/>system<text:s/>therefore avoiding to manually enter the value.</text:p>
      <text:p text:style-name="Standard"><text:span text:style-name="T17">Step 2:</text:span><text:span text:style-name="T18"><text:s/></text:span>We will now split this unique address wherever a “.” is present and put each of the 8 bits<text:s/>IP address in a list.</text:p>
      <text:p text:style-name="Standard"><text:tab/><text:tab/><text:span text:style-name="T19">Eg:</text:span>-List of-[“191”,”168”,”121”,”157”]</text:p>
      <text:p text:style-name="Standard"/>
      <text:p text:style-name="Standard"><text:span text:style-name="T20">Step 3:</text:span><text:span text:style-name="T21"><text:s/></text:span>Now, by using a module called<text:s/><text:span text:style-name="T22">subprocess</text:span><text:s/>which includes the basic operating system<text:s/>functions, we<text:s/>will ping each PC by using a loop.</text:p>
      <text:p text:style-name="Standard"><text:tab/><text:tab/><text:span text:style-name="T23">Eg</text:span>:-For range 192.168.121.0 to 192.168.121.255, we will ping all the PC's</text:p>
      <text:p text:style-name="P24">(But here,since a lab has 30 PC’s therefore,we reduce the range to 192.168.121.0-192.168.121.29)</text:p>
      <text:p text:style-name="Standard"/>
      <text:p text:style-name="Standard"><text:span text:style-name="T25">Step 4:</text:span><text:span text:style-name="T26"><text:s/></text:span>We can ping PC's by using<text:s/>subprocess<text:span text:style-name="T27">.call</text:span><text:span text:style-name="T28">()</text:span><text:s/>function. This function uses parameters<text:s/>“ping”, and the IP address. So, the<text:s/>Network Id(191 and 168<text:s/>and 121<text:s/>from the list l1 which<text:s/>remain<text:s/>fixed)and concatenating the ranges 0-255,we get many IP addresses.</text:p>
      <text:p text:style-name="Standard">Also, If we are using<text:s/>windows<text:s/>systems, instead of a loop, we can get the broadcast address by the command<text:s/><text:span text:style-name="T29">ip</text:span><text:span text:style-name="T30">config</text:span><text:s/>and ping on this broadcast address so that all the PC's directly get a ping.</text:p>
      <text:p text:style-name="Standard"/>
      <text:p text:style-name="Standard"><text:span text:style-name="T31">Step 5:</text:span><text:s/>If the function returns<text:s/>“0”<text:s/>,i.e- The PC got a ping ,we will know that it is switched ON.</text:p>
      <text:p text:style-name="Standard">The PC's which were switched off will return<text:s/>“1”<text:s/>for the ping.</text:p>
      <text:p text:style-name="Standard"/>
      <text:p text:style-name="Standard"><text:span text:style-name="T32">Step 6:<text:s/></text:span>The<text:s/>PC's which<text:s/>returned<text:s/>“0”, we can get their IP and store it in a list.and access them later.</text:p>
      <text:p text:style-name="Standard"><text:span text:style-name="T33">Step 7:<text:s/></text:span>At last, we<text:s/>can display the individual list items to the user which shows the list of all<text:s/><text:tab/>switched ON<text:s/>or working<text:s/>desktops.</text:p>
      <text:p text:style-name="Standard"><text:span text:style-name="T34">Step 8:</text:span>A GUI is prepared which shows two options-“To check for all the PC’s in a lab”therefore pinging all 30 IP’s and the other”To selectively check for the working PC’s” therefore,selectively pinging the PC’s entered by the user.By the module socker,using<text:s/><text:span text:style-name="T35">socket.inet_aton()</text:span><text:s/>we can pass the<text:s/><text:soft-page-break/>ip address to check if the user entered right ip address format and the error is catched and displayed by<text:s/><text:span text:style-name="T36">socket.error()</text:span></text:p>
      <text:p text:style-name="P37"/>
      <text:p text:style-name="Standard"><text:span text:style-name="T38">Expected Outcome:-<text:s/></text:span>A List will be printed which contains the IP address of those PC's which were switched ON and so, we know how many computers in the LAB<text:s/>are Switched ON and therefore conclude that the rest are not working or have a faul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edha Gulati</meta:initial-creator>
    <dc:creator>Medha Gulati</dc:creator>
    <meta:creation-date>2018-11-09T07:14:00Z</meta:creation-date>
    <dc:date>2018-11-09T09:47:00Z</dc:date>
    <meta:template xlink:href="Normal" xlink:type="simple"/>
    <meta:editing-cycles>4</meta:editing-cycles>
    <meta:editing-duration>PT1620S</meta:editing-duration>
    <meta:document-statistic meta:page-count="2" meta:paragraph-count="7" meta:word-count="538" meta:character-count="3600" meta:row-count="25" meta:non-whitespace-character-count="3069"/>
  </office:meta>
</office:document-meta>
</file>